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b3b3b3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stroke="none"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4700b8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524cm"/>
    </style:style>
    <style:style style:name="gr8" style:family="graphic" style:parent-style-name="standard">
      <style:graphic-properties svg:stroke-width="0.051cm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1.397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xml:id="id3" draw:id="id3" draw:layer="layout" svg:width="15.239cm" svg:height="7.619cm" svg:x="1cm" svg:y="1cm" svg:viewBox="0 0 15240 7620" draw:points="0,7620 0,0 15240,0 15240,7620">
          <text:p/>
        </draw:polygon>
        <draw:connector draw:style-name="gr2" draw:text-style-name="P1" draw:layer="layout" draw:type="line" svg:x1="5.013cm" svg:y1="4.836cm" svg:x2="16.037cm" svg:y2="4.836cm" draw:start-shape="id1" draw:start-glue-point="10" draw:end-shape="id2" draw:end-glue-point="6" svg:d="m5013 4836h11024" svg:viewBox="0 0 11025 1">
          <text:p/>
        </draw:connector>
        <draw:connector draw:style-name="gr3" draw:text-style-name="P1" draw:layer="layout" draw:type="line" svg:x1="8.62cm" svg:y1="1cm" svg:x2="8.62cm" svg:y2="1cm" draw:start-shape="id3" draw:end-shape="id3" svg:d="m8620 1000" svg:viewBox="0 0 1 1">
          <text:p/>
        </draw:connector>
        <draw:line draw:style-name="gr2" draw:text-style-name="P1" draw:layer="layout" svg:x1="1cm" svg:y1="1cm" svg:x2="4.81cm" svg:y2="4.81cm">
          <text:p/>
        </draw:line>
        <draw:line draw:style-name="gr2" draw:text-style-name="P1" draw:layer="layout" svg:x1="1cm" svg:y1="8.62cm" svg:x2="4.81cm" svg:y2="4.81cm">
          <text:p/>
        </draw:line>
        <draw:custom-shape draw:style-name="gr4" draw:text-style-name="P1" draw:layer="layout" svg:width="5.361cm" svg:height="5.361cm" svg:x="2.143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0.457cm" svg:height="0.457cm" svg:x="4.556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3.048cm" svg:x="15.986cm" svg:y="3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" draw:id="id2" draw:layer="layout" svg:width="0.457cm" svg:height="0.457cm" svg:x="16.037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5.715cm" svg:height="1.774cm" svg:x="4.683cm" svg:y="3.29cm">
          <draw:text-box>
            <text:p><text:span text:style-name="T1">r = 48 Px</text:span></text:p>
          </draw:text-box>
        </draw:frame>
        <draw:custom-shape draw:style-name="gr8" draw:text-style-name="P1" draw:layer="layout" svg:width="0.635cm" svg:height="3.048cm" svg:x="15.224cm" svg:y="3.286cm">
          <text:p/>
          <draw:enhanced-geometry svg:viewBox="0 0 21600 21600" draw:glue-points="21600 0 0 10800 21600 21600" draw:text-areas="13800 ?f9 21600 ?f10" draw:type="left-brace" draw:modifiers="1800 5936.6349622827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2" draw:layer="layout" svg:width="3.937cm" svg:height="1.647cm" svg:x="11.922cm" svg:y="3.413cm">
          <draw:text-box>
            <text:p><text:span text:style-name="T1">20 P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punctuation-wrap="hanging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272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09T12:21:42</meta:creation-date>
    <dc:date>2014-11-09T14:09:39</dc:date>
    <meta:editing-duration>PT2M16S</meta:editing-duration>
    <meta:editing-cycles>3</meta:editing-cycles>
    <meta:generator>LibreOffice/3.5$Linux_X86_64 LibreOffice_project/350m1$Build-2</meta:generator>
    <meta:document-statistic meta:object-count="12"/>
  </office:meta>
</office:document-meta>
</file>